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1" svg:font-family="Calibri"/>
    <style:font-face style:name="Cambria" svg:font-family="Cambria"/>
    <style:font-face style:name="Raleway" svg:font-family="Raleway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77cm"/>
    </style:style>
    <style:style style:name="co2" style:family="table-column">
      <style:table-column-properties fo:break-before="auto" style:column-width="1.182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3.13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Results">
      <style:table-properties table:display="true" style:writing-mode="lr-tb"/>
    </style:style>
    <style:style style:name="ce9" style:family="table-cell" style:parent-style-name="Heading_20_2">
      <style:table-cell-properties style:text-align-source="value-type" style:repeat-content="false" fo:wrap-option="no-wrap" style:direction="ltr" style:rotation-angle="0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Raleway" fo:text-shadow="none" style:text-underline-style="none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Heading_20_2">
      <style:text-properties style:font-name="Raleway"/>
    </style:style>
    <style:style style:name="ce76" style:family="table-cell" style:parent-style-name="Default">
      <style:text-properties style:font-name="Calibri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ul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Rider</text:p>
          </table:table-cell>
          <table:table-cell table:style-name="ce9" office:value-type="string" calcext:value-type="string">
            <text:p>Horse</text:p>
          </table:table-cell>
          <table:table-cell table:style-name="ce75"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4" office:value-type="string" calcext:value-type="string">
            <text:p>Hugh Mungus</text:p>
          </table:table-cell>
          <table:table-cell table:style-name="ce4" office:value-type="string" calcext:value-type="string">
            <text:p>Passing Wind</text:p>
          </table:table-cell>
          <table:table-cell table:number-columns-repeated="102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4" office:value-type="string" calcext:value-type="string">
            <text:p>Fred Dagg</text:p>
          </table:table-cell>
          <table:table-cell table:style-name="ce4" office:value-type="string" calcext:value-type="string">
            <text:p>Feral Cheryl</text:p>
          </table:table-cell>
          <table:table-cell table:number-columns-repeated="102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4" office:value-type="string" calcext:value-type="string">
            <text:p>Ali Gator</text:p>
          </table:table-cell>
          <table:table-cell table:style-name="ce4" office:value-type="string" calcext:value-type="string">
            <text:p>Hoof Footer</text:p>
          </table:table-cell>
          <table:table-cell table:number-columns-repeated="102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4" office:value-type="string" calcext:value-type="string">
            <text:p>Andi Gravity</text:p>
          </table:table-cell>
          <table:table-cell table:style-name="ce4" office:value-type="string" calcext:value-type="string">
            <text:p>Topless</text:p>
          </table:table-cell>
          <table:table-cell table:number-columns-repeated="102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4" office:value-type="string" calcext:value-type="string">
            <text:p>Anita Bath</text:p>
          </table:table-cell>
          <table:table-cell table:style-name="ce4" office:value-type="string" calcext:value-type="string">
            <text:p>Nadzoff</text:p>
          </table:table-cell>
          <table:table-cell table:number-columns-repeated="102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4" office:value-type="string" calcext:value-type="string">
            <text:p>Ben Down</text:p>
          </table:table-cell>
          <table:table-cell table:style-name="ce4" office:value-type="string" calcext:value-type="string">
            <text:p>Pants on Fire</text:p>
          </table:table-cell>
          <table:table-cell table:number-columns-repeated="102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4" office:value-type="string" calcext:value-type="string">
            <text:p>Bernie Zarzhoff</text:p>
          </table:table-cell>
          <table:table-cell table:style-name="ce4" office:value-type="string" calcext:value-type="string">
            <text:p>Raw Prawn</text:p>
          </table:table-cell>
          <table:table-cell table:number-columns-repeated="102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4" office:value-type="string" calcext:value-type="string">
            <text:p>Terry Zarzhoff</text:p>
          </table:table-cell>
          <table:table-cell table:style-name="ce4" office:value-type="string" calcext:value-type="string">
            <text:p>Sotally Tober</text:p>
          </table:table-cell>
          <table:table-cell table:number-columns-repeated="102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4" office:value-type="string" calcext:value-type="string">
            <text:p>Bluey Zarzhoff</text:p>
          </table:table-cell>
          <table:table-cell table:style-name="ce4" office:value-type="string" calcext:value-type="string">
            <text:p>Buck Naked</text:p>
          </table:table-cell>
          <table:table-cell table:number-columns-repeated="102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4" office:value-type="string" calcext:value-type="string">
            <text:p>Bill Board</text:p>
          </table:table-cell>
          <table:table-cell table:style-name="ce4" office:value-type="string" calcext:value-type="string">
            <text:p>Hayrack</text:p>
          </table:table-cell>
          <table:table-cell table:number-columns-repeated="102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/>
          <table:table-cell table:style-name="ce4" office:value-type="string" calcext:value-type="string">
            <text:p>Krystal Ball</text:p>
          </table:table-cell>
          <table:table-cell table:style-name="ce4" office:value-type="string" calcext:value-type="string">
            <text:p>Fugley</text:p>
          </table:table-cell>
          <table:table-cell table:number-columns-repeated="1020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4" office:value-type="string" calcext:value-type="string">
            <text:p>Faye Tallity</text:p>
          </table:table-cell>
          <table:table-cell table:style-name="ce4" office:value-type="string" calcext:value-type="string">
            <text:p>Paycheck</text:p>
          </table:table-cell>
          <table:table-cell table:number-columns-repeated="1020"/>
        </table:table-row>
        <table:table-row table:style-name="ro2">
          <table:table-cell table:style-name="ce70" office:value-type="float" office:value="13" calcext:value-type="float">
            <text:p>13</text:p>
          </table:table-cell>
          <table:table-cell table:style-name="ce70"/>
          <table:table-cell table:style-name="ce73" office:value-type="string" calcext:value-type="string">
            <text:p>Justin Case</text:p>
          </table:table-cell>
          <table:table-cell table:style-name="ce73" office:value-type="string" calcext:value-type="string">
            <text:p>Broke but Happy</text:p>
          </table:table-cell>
          <table:table-cell table:style-name="ce76" table:number-columns-repeated="1020"/>
        </table:table-row>
        <table:table-row table:style-name="ro2" table:visibility="collapse"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5" office:value-type="string" calcext:value-type="string">
            <text:p>Xavier Breath</text:p>
          </table:table-cell>
          <table:table-cell table:style-name="ce5" office:value-type="string" calcext:value-type="string">
            <text:p>Bottoms Up</text:p>
          </table:table-cell>
          <table:table-cell table:number-columns-repeated="1020"/>
        </table:table-row>
        <table:table-row table:style-name="ro2" table:visibility="collapse"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5" office:value-type="string" calcext:value-type="string">
            <text:p>Millie Meeta</text:p>
          </table:table-cell>
          <table:table-cell table:style-name="ce5" office:value-type="string" calcext:value-type="string">
            <text:p>She'll Do</text:p>
          </table:table-cell>
          <table:table-cell table:number-columns-repeated="1020"/>
        </table:table-row>
        <table:table-row table:style-name="ro2" table:number-rows-repeated="485">
          <table:table-cell table:style-name="ce3" table:number-columns-repeated="4"/>
          <table:table-cell table:number-columns-repeated="1020"/>
        </table:table-row>
        <table:table-row table:style-name="ro3" table:number-rows-repeated="10480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classes" table:base-cell-address="$Results.$A$1" table:cell-range-address="#REF!"/>
        <table:named-range table:name="class_data" table:base-cell-address="$Results.$A$1" table:cell-range-address="#REF!"/>
        <table:named-range table:name="class_info" table:base-cell-address="$Results.$A$1" table:cell-range-address="#REF!"/>
        <table:named-range table:name="efforts_jo" table:base-cell-address="$Results.$A$1" table:cell-range-address="#REF!"/>
        <table:named-range table:name="efforts_r1" table:base-cell-address="$Results.$A$1" table:cell-range-address="#REF!"/>
        <table:named-range table:name="efforts_r2" table:base-cell-address="$Results.$A$1" table:cell-range-address="#REF!"/>
        <table:named-range table:name="hide_range" table:base-cell-address="$Results.$A$1" table:cell-range-address="#REF!"/>
        <table:named-range table:name="jumpoff" table:base-cell-address="$Results.$A$1" table:cell-range-address="#REF!"/>
        <table:named-range table:name="rank_calc" table:base-cell-address="$Results.$A$1" table:cell-range-address="#REF!"/>
        <table:named-range table:name="round1" table:base-cell-address="$Results.$A$1" table:cell-range-address="#REF!"/>
        <table:named-range table:name="round2" table:base-cell-address="$Results.$A$1" table:cell-range-address="#REF!"/>
        <table:named-range table:name="test_range" table:base-cell-address="$Results.$A$1" table:cell-range-address="#REF!"/>
        <table:named-range table:name="up_class_data" table:base-cell-address="$Results.$A$1" table:cell-range-address="#REF!"/>
        <table:named-range table:name="up_jumpoff" table:base-cell-address="$Results.$A$1" table:cell-range-address="#REF!"/>
        <table:named-range table:name="up_number" table:base-cell-address="$Results.$A$1" table:cell-range-address="#REF!"/>
        <table:named-range table:name="up_round1" table:base-cell-address="$Results.$A$1" table:cell-range-address="#REF!"/>
        <table:named-range table:name="up_round2" table:base-cell-address="$Results.$A$1" table:cell-range-address="#REF!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1" svg:font-family="Calibri"/>
    <style:font-face style:name="Cambria" svg:font-family="Cambria"/>
    <style:font-face style:name="Raleway" svg:font-family="Raleway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4c7c3"/>
    </style:style>
    <style:style style:name="ConditionalStyle_5f_2" style:display-name="ConditionalStyle_2" style:family="table-cell" style:parent-style-name="Default">
      <style:table-cell-properties fo:background-color="#b7e1cd"/>
    </style:style>
    <style:style style:name="ConditionalStyle_5f_3" style:display-name="ConditionalStyle_3" style:family="table-cell" style:parent-style-name="Default">
      <style:table-cell-properties fo:background-color="#cfe2f3"/>
    </style:style>
    <style:style style:name="ConditionalStyle_5f_4" style:display-name="ConditionalStyle_4" style:family="table-cell" style:parent-style-name="Default">
      <style:table-cell-properties fo:background-color="transparent"/>
    </style:style>
    <style:style style:name="ConditionalStyle_5f_5" style:display-name="ConditionalStyle_5" style:family="table-cell" style:parent-style-name="Default">
      <style:table-cell-properties fo:background-color="transparent"/>
      <style:text-properties fo: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 style:data-style-name="N2" text:time-value="10:29:11.6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NotEdit" style:display-name="PageStyle_DoNotEd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" style:display-name="PageStyle_te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is_20_class" style:display-name="PageStyle_this clas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is_20_class2" style:display-name="PageStyle_this class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3" style:display-name="PageStyle_tes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0-12-02T10:37:57.931000000</dc:date>
    <meta:editing-duration>PT8M46S</meta:editing-duration>
    <meta:editing-cycles>1</meta:editing-cycles>
    <meta:document-statistic meta:table-count="1" meta:cell-count="49" meta:object-count="0"/>
  </office:meta>
</office:document-meta>
</file>